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C00000021C12564007.png" manifest:media-type="image/png"/>
  <manifest:file-entry manifest:full-path="Pictures/10000201000003BC0000027DA27BD1E9.png" manifest:media-type="image/png"/>
  <manifest:file-entry manifest:full-path="Pictures/10000201000003000000020020FB8C80.png" manifest:media-type="image/png"/>
  <manifest:file-entry manifest:full-path="Pictures/10000201000001F4000001771E9CA9A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in Modern Sans" svg:font-family="'Latin Moder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25cm"/>
    </style:style>
    <style:style style:name="gr3" style:family="graphic" style:parent-style-name="standard">
      <style:graphic-properties draw:stroke="none" svg:stroke-color="#000000" draw:fill="none" draw:fill-color="#ffffff" fo:min-height="0.78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atin Modern Sans" fo:font-size="15pt" style:font-size-asian="15pt" style:font-size-complex="15pt"/>
    </style:style>
    <style:style style:name="P3" style:family="paragraph">
      <loext:graphic-properties draw:fill="none" draw:fill-color="#ffffff"/>
      <style:paragraph-properties fo:text-align="center"/>
      <style:text-properties style:font-name="Latin Modern Sans" fo:font-size="15pt" style:font-size-asian="15pt" style:font-size-complex="15pt"/>
    </style:style>
    <style:style style:name="T1" style:family="text">
      <style:text-properties style:font-name="Latin Modern Sans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8.6cm" svg:height="6.45cm" svg:x="0.049cm" svg:y="0.05cm">
          <draw:image xlink:href="Pictures/10000201000001F4000001771E9CA9A2.png" xlink:type="simple" xlink:show="embed" xlink:actuate="onLoad">
            <text:p/>
          </draw:image>
        </draw:frame>
        <draw:frame draw:style-name="gr1" draw:text-style-name="P1" draw:layer="layout" svg:width="8.254cm" svg:height="5.5cm" svg:x="0.096cm" svg:y="7.6cm">
          <draw:image xlink:href="Pictures/10000201000003BC0000027DA27BD1E9.png" xlink:type="simple" xlink:show="embed" xlink:actuate="onLoad">
            <text:p/>
          </draw:image>
        </draw:frame>
        <draw:frame draw:style-name="gr1" draw:text-style-name="P1" draw:layer="layout" svg:width="9.672cm" svg:height="6.449cm" svg:x="8.788cm" svg:y="0.051cm">
          <draw:image xlink:href="Pictures/10000201000003000000020020FB8C80.png" xlink:type="simple" xlink:show="embed" xlink:actuate="onLoad">
            <text:p/>
          </draw:image>
        </draw:frame>
        <draw:frame draw:style-name="gr1" draw:text-style-name="P1" draw:layer="layout" svg:width="9.715cm" svg:height="5.464cm" svg:x="8.485cm" svg:y="7.617cm">
          <draw:image xlink:href="Pictures/10000201000003C00000021C12564007.png" xlink:type="simple" xlink:show="embed" xlink:actuate="onLoad">
            <text:p/>
          </draw:image>
        </draw:frame>
        <draw:frame draw:style-name="gr2" draw:text-style-name="P3" draw:layer="layout" svg:width="8.6cm" svg:height="1.034cm" svg:x="0.1cm" svg:y="6.5cm">
          <draw:text-box>
            <text:p text:style-name="P2"><text:span text:style-name="T1">Image A</text:span></text:p>
          </draw:text-box>
        </draw:frame>
        <draw:frame draw:style-name="gr3" draw:text-style-name="P3" draw:layer="layout" svg:width="8.2cm" svg:height="1.034cm" svg:x="0.1cm" svg:y="13.1cm">
          <draw:text-box>
            <text:p text:style-name="P2"><text:span text:style-name="T1">Image B</text:span></text:p>
          </draw:text-box>
        </draw:frame>
        <draw:frame draw:style-name="gr3" draw:text-style-name="P3" draw:layer="layout" svg:width="9.7cm" svg:height="1.034cm" svg:x="8.8cm" svg:y="6.5cm">
          <draw:text-box>
            <text:p text:style-name="P2"><text:span text:style-name="T1">Image C</text:span></text:p>
          </draw:text-box>
        </draw:frame>
        <draw:frame draw:style-name="gr3" draw:text-style-name="P3" draw:layer="layout" svg:width="9.7cm" svg:height="1.034cm" svg:x="8.5cm" svg:y="13.066cm">
          <draw:text-box>
            <text:p text:style-name="P2"><text:span text:style-name="T1">Image 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in Modern Sans" svg:font-family="'Latin Moder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ar" style:country-complex="T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5cm" fo:page-height="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ohamed ZARKA</meta:initial-creator>
    <meta:creation-date>2015-08-13T14:10:21.997610373</meta:creation-date>
    <dc:date>2015-08-13T14:22:27.366463842</dc:date>
    <dc:creator>Mohamed ZARKA</dc:creator>
    <meta:editing-duration>PT12M5S</meta:editing-duration>
    <meta:editing-cycles>1</meta:editing-cycles>
    <meta:document-statistic meta:object-count="8"/>
    <meta:generator>LibreOffice/4.4.4.3$Linux_X86_64 LibreOffice_project/40m0$Build-3</meta:generator>
  </office:meta>
</office:document-meta>
</file>